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5.4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311cm" svg:height="6.363cm" svg:x="12.86cm" svg:y="0.204cm">
            <draw:object draw:notify-on-update-of-ranges="Sheet1.A4:Sheet1.A14 Sheet1.B4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13cm" svg:height="7.385cm" svg:x="12.527cm" svg:y="5.576cm">
            <draw:object draw:notify-on-update-of-ranges="Sheet1.A20:Sheet1.A23 Sheet1.B20:Sheet1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9.658cm" svg:y="14.156cm">
            <draw:object draw:notify-on-update-of-ranges="Sheet1.A37:Sheet1.A42 Sheet1.B37:Sheet1.B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uli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ont I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Middle Schoo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8:55:03.988610536</meta:creation-date>
    <dc:date>2023-02-09T11:09:04.652972245</dc:date>
    <meta:editing-duration>PT43M19S</meta:editing-duration>
    <meta:editing-cycles>5</meta:editing-cycles>
    <meta:generator>LibreOffice/7.3.7.2$Linux_X86_64 LibreOffice_project/30$Build-2</meta:generator>
    <meta:document-statistic meta:table-count="1" meta:cell-count="4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312cm" svg:height="6.364cm" xlink:href=".." xlink:type="simple" chart:class="chart:scatter" chart:style-name="ch1">
        <chart:subtitle svg:x="4.726cm" svg:y="0.127cm" chart:style-name="ch2">
          <text:p>Eulid Algo</text:p>
        </chart:subtitle>
        <chart:legend chart:legend-position="end" svg:x="8.46cm" svg:y="2.883cm" style:legend-expansion="high" chart:style-name="ch3"/>
        <chart:plot-area chart:style-name="ch4" table:cell-range-address="Sheet1.A4:Sheet1.B14" svg:x="1.237cm" svg:y="0.937cm" svg:width="6.997cm" svg:height="4.319cm">
          <chart:coordinate-region svg:x="1.858cm" svg:y="1.136cm" svg:width="6.096cm" svg:height="3.473cm"/>
          <chart:axis chart:dimension="x" chart:name="primary-x" chart:style-name="ch5">
            <chart:title svg:x="4.36cm" svg:y="5.383cm" chart:style-name="ch6">
              <text:p>m+n</text:p>
            </chart:title>
          </chart:axis>
          <chart:axis chart:dimension="y" chart:name="primary-y" chart:style-name="ch7">
            <chart:title svg:x="0.451cm" svg:y="3.735cm" chart:style-name="ch8">
              <text:p>opcount</text:p>
            </chart:title>
            <chart:grid chart:style-name="ch9" chart:class="major"/>
          </chart:axis>
          <chart:series chart:style-name="ch10" chart:values-cell-range-address="Sheet1.B4:Sheet1.B14" chart:class="chart:scatter">
            <chart:domain table:cell-range-address="Sheet1.A4:Sheet1.A14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4</svg:desc>
                </draw:g>
              </table:table-cell>
              <table:table-cell office:value-type="float" office:value="1">
                <text:p>1</text:p>
                <draw:g>
                  <svg:desc>Sheet1.B4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31cm" svg:height="7.386cm" xlink:href=".." xlink:type="simple" chart:class="chart:scatter" chart:style-name="ch1">
        <chart:subtitle svg:x="5.82cm" svg:y="0.147cm" chart:style-name="ch2">
          <text:p>Cont Int</text:p>
        </chart:subtitle>
        <chart:legend chart:legend-position="end" svg:x="10.279cm" svg:y="3.394cm" style:legend-expansion="high" chart:style-name="ch3"/>
        <chart:plot-area chart:style-name="ch4" table:cell-range-address="Sheet1.A20:Sheet1.B23" svg:x="1.273cm" svg:y="0.977cm" svg:width="8.744cm" svg:height="5.281cm">
          <chart:coordinate-region svg:x="1.894cm" svg:y="1.176cm" svg:width="7.936cm" svg:height="4.435cm"/>
          <chart:axis chart:dimension="x" chart:name="primary-x" chart:style-name="ch5">
            <chart:title svg:x="5.27cm" svg:y="6.405cm" chart:style-name="ch6">
              <text:p>m+n</text:p>
            </chart:title>
          </chart:axis>
          <chart:axis chart:dimension="y" chart:name="primary-y" chart:style-name="ch7">
            <chart:title svg:x="0.451cm" svg:y="4.256cm" chart:style-name="ch8">
              <text:p>opcount</text:p>
            </chart:title>
            <chart:grid chart:style-name="ch9" chart:class="major"/>
          </chart:axis>
          <chart:series chart:style-name="ch10" chart:values-cell-range-address="Sheet1.B20:Sheet1.B23" chart:class="chart:scatter">
            <chart:domain table:cell-range-address="Sheet1.A20:Sheet1.A23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0:Sheet1.A23</svg:desc>
                </draw:g>
              </table:table-cell>
              <table:table-cell office:value-type="float" office:value="1">
                <text:p>1</text:p>
                <draw:g>
                  <svg:desc>Sheet1.B20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6.726cm" svg:y="0.18cm" chart:style-name="ch2">
          <text:p>Middle School</text:p>
        </chart:subtitle>
        <chart:legend chart:legend-position="end" svg:x="13.148cm" svg:y="4.201cm" style:legend-expansion="high" chart:style-name="ch3"/>
        <chart:plot-area chart:style-name="ch4" table:cell-range-address="Sheet1.A37:Sheet1.B42" svg:x="1.331cm" svg:y="1.043cm" svg:width="11.497cm" svg:height="6.796cm">
          <chart:coordinate-region svg:x="1.767cm" svg:y="1.242cm" svg:width="10.875cm" svg:height="5.95cm"/>
          <chart:axis chart:dimension="x" chart:name="primary-x" chart:style-name="ch5">
            <chart:title svg:x="6.704cm" svg:y="8.019cm" chart:style-name="ch6">
              <text:p>m+n</text:p>
            </chart:title>
          </chart:axis>
          <chart:axis chart:dimension="y" chart:name="primary-y" chart:style-name="ch7">
            <chart:title svg:x="0.451cm" svg:y="5.08cm" chart:style-name="ch8">
              <text:p>opcount</text:p>
            </chart:title>
            <chart:grid chart:style-name="ch9" chart:class="major"/>
          </chart:axis>
          <chart:series chart:style-name="ch10" chart:values-cell-range-address="Sheet1.B37:Sheet1.B42" chart:class="chart:scatter">
            <chart:domain table:cell-range-address="Sheet1.A37:Sheet1.A42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7:Sheet1.A42</svg:desc>
                </draw:g>
              </table:table-cell>
              <table:table-cell office:value-type="float" office:value="1">
                <text:p>1</text:p>
                <draw:g>
                  <svg:desc>Sheet1.B37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